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style:font-family-generic="moder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1cm"/>
    </style:style>
    <style:style style:name="co2" style:family="table-column">
      <style:table-column-properties fo:break-before="auto" style:column-width="16.238cm"/>
    </style:style>
    <style:style style:name="co3" style:family="table-column">
      <style:table-column-properties fo:break-before="auto" style:column-width="1.707cm"/>
    </style:style>
    <style:style style:name="co4" style:family="table-column">
      <style:table-column-properties fo:break-before="auto" style:column-width="1.801cm"/>
    </style:style>
    <style:style style:name="co5" style:family="table-column">
      <style:table-column-properties fo:break-before="auto" style:column-width="5.629cm"/>
    </style:style>
    <style:style style:name="co6" style:family="table-column">
      <style:table-column-properties fo:break-before="auto" style:column-width="10.44cm"/>
    </style:style>
    <style:style style:name="co7" style:family="table-column">
      <style:table-column-properties fo:break-before="auto" style:column-width="9.513cm"/>
    </style:style>
    <style:style style:name="co8" style:family="table-column">
      <style:table-column-properties fo:break-before="auto" style:column-width="9.596cm"/>
    </style:style>
    <style:style style:name="ro1" style:family="table-row">
      <style:table-row-properties style:row-height="0.496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3.844cm" fo:break-before="auto" style:use-optimal-row-height="tru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6.212cm" fo:break-before="auto" style:use-optimal-row-height="true"/>
    </style:style>
    <style:style style:name="ro9" style:family="table-row">
      <style:table-row-properties style:row-height="8.581cm" fo:break-before="auto" style:use-optimal-row-height="true"/>
    </style:style>
    <style:style style:name="ro10" style:family="table-row">
      <style:table-row-properties style:row-height="1cm" fo:break-before="auto" style:use-optimal-row-height="true"/>
    </style:style>
    <style:style style:name="ro11" style:family="table-row">
      <style:table-row-properties style:row-height="2.895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4.316cm" fo:break-before="auto" style:use-optimal-row-height="true"/>
    </style:style>
    <style:style style:name="ta1" style:family="table" style:master-page-name="PageStyle_5f_Elasticsearch_20_7.0">
      <style:table-properties table:display="true" style:writing-mode="lr-tb"/>
    </style:style>
    <style:style style:name="ta2" style:family="table" style:master-page-name="PageStyle_5f_Elasticsearch_20_7.1_20_-_20_7.9">
      <style:table-properties table:display="true" style:writing-mode="lr-tb"/>
    </style:style>
    <style:style style:name="ce1" style:family="table-cell" style:parent-style-name="Excel_20_Built-in_20_Normal">
      <style:table-cell-properties fo:background-color="#00b0f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Excel_20_Built-in_20_Normal">
      <style:table-cell-properties fo:background-color="#92d05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Excel_20_Built-in_20_Normal">
      <style:table-cell-properties fo:background-color="#ff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Excel_20_Built-in_20_Normal">
      <style:table-cell-properties fo:background-color="#00b0f0"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Excel_20_Built-in_20_Normal">
      <style:table-cell-properties fo:background-color="#ffff00"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212529"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Excel_20_Built-in_20_Normal">
      <style:table-cell-properties fo:background-color="#ffe699" style:text-align-source="value-type" style:repeat-content="false" fo:wrap-option="wrap" style:direction="ltr" style:rotation-angle="0" style:rotation-align="none" style:shrink-to-fit="false" style:vertical-align="bottom"/>
      <style:paragraph-properties fo:margin-left="0cm" style:writing-mode="page"/>
      <style:text-properties fo:color="#212529"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212529"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Excel_20_Built-in_20_Normal">
      <style:table-cell-properties fo:background-color="#ffd966" style:text-align-source="value-type" style:repeat-content="false" fo:wrap-option="wrap" style:direction="ltr" style:rotation-angle="0" style:rotation-align="none" style:shrink-to-fit="false" style:vertical-align="bottom"/>
      <style:paragraph-properties fo:margin-left="0cm" style:writing-mode="page"/>
      <style:text-properties fo:color="#212529"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265cm" style:writing-mode="page"/>
      <style:text-properties fo:color="#555555"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265cm" style:writing-mode="page"/>
      <style:text-properties fo:color="#212529"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555555"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Excel_20_Built-in_20_Normal">
      <style:table-cell-properties fo:background-color="#ffd966" style:text-align-source="value-type" style:repeat-content="false" fo:wrap-option="wrap" style:direction="ltr" style:rotation-angle="0" style:rotation-align="none" style:shrink-to-fit="false" style:vertical-align="bottom"/>
      <style:paragraph-properties fo:margin-left="0cm" style:writing-mode="page"/>
      <style:text-properties fo:color="#212529"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 style:family="table-cell" style:parent-style-name="Excel_20_Built-in_20_Normal">
      <style:table-cell-properties fo:background-color="#ffd966"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212529"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 style:family="table-cell" style:parent-style-name="Excel_20_Built-in_20_Normal">
      <style:text-properties fo:color="#555555"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555555"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2" style:family="text">
      <style:text-properties fo:color="#212529"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3" style:family="text">
      <style:text-properties fo:color="#212529" style:text-outline="false" style:text-line-through-style="none" style:text-position="0% 100%"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T4" style:family="text">
      <style:text-properties fo:color="#555555" style:text-outline="false" style:text-line-through-style="none" style:text-position="0% 100%" style:font-name="Consolas" fo:font-size="9.89999961853027pt" fo:font-style="normal" fo:text-shadow="none" style:text-underline-style="none" fo:font-weight="normal" style:font-size-asian="9.89999961853027pt" style:font-style-asian="normal" style:font-weight-asian="normal" style:font-size-complex="9.89999961853027pt" style:font-style-complex="normal" style:font-weight-complex="normal"/>
    </style:style>
    <style:style style:name="T5" style:family="text">
      <style:text-properties fo:color="#212529" style:text-outline="false" style:text-line-through-style="none" style:text-position="0% 100%"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T6" style:family="text">
      <style:text-properties fo:color="#555555" style:text-outline="false" style:text-line-through-style="none" style:text-position="0% 100%" style:font-name="Consolas" fo:font-size="9.89999961853027pt" fo:font-style="normal" fo:text-shadow="none" style:text-underline-style="none" fo:font-weight="normal" style:font-size-asian="9.89999961853027pt" style:font-style-asian="normal" style:font-weight-asian="normal" style:font-name-complex="Arial" style:font-size-complex="9.89999961853027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lasticsearch 7.0"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number-columns-repeated="1022" table:default-cell-style-name="Excel_20_Built-in_20_Normal"/>
        <table:table-row table:style-name="ro1">
          <table:table-cell office:value-type="string">
            <text:p>versions</text:p>
          </table:table-cell>
          <table:table-cell office:value-type="string">
            <text:p>New features</text:p>
          </table:table-cell>
          <table:table-cell office:value-type="string">
            <text:p>Deprecated</text:p>
          </table:table-cell>
          <table:table-cell table:number-columns-repeated="1021"/>
        </table:table-row>
        <table:table-row table:style-name="ro1">
          <table:table-cell table:number-columns-repeated="1024"/>
        </table:table-row>
        <table:table-row table:style-name="ro1">
          <table:table-cell office:value-type="float" office:value="5.3">
            <text:p>5.3</text:p>
          </table:table-cell>
          <table:table-cell table:number-columns-repeated="1023"/>
        </table:table-row>
        <table:table-row table:style-name="ro1" table:number-rows-repeated="1048572">
          <table:table-cell table:number-columns-repeated="1024"/>
        </table:table-row>
        <table:table-row table:style-name="ro1">
          <table:table-cell table:number-columns-repeated="1024"/>
        </table:table-row>
      </table:table>
      <table:table table:name="Elasticsearch 7.1 - 7.9" table:style-name="ta2" table:print="false">
        <office:forms form:automatic-focus="false" form:apply-design-mode="false"/>
        <table:table-column table:style-name="co4" table:default-cell-style-name="ce2"/>
        <table:table-column table:style-name="co5" table:default-cell-style-name="ce6"/>
        <table:table-column table:style-name="co6" table:default-cell-style-name="ce6"/>
        <table:table-column table:style-name="co7" table:default-cell-style-name="ce2"/>
        <table:table-column table:style-name="co8" table:default-cell-style-name="ce2"/>
        <table:table-column table:style-name="co4" table:number-columns-repeated="1019" table:default-cell-style-name="ce2"/>
        <table:table-row table:style-name="ro2">
          <table:table-cell table:style-name="ce1" office:value-type="string">
            <text:p>versions</text:p>
          </table:table-cell>
          <table:table-cell table:style-name="ce5" office:value-type="string">
            <text:p>Fetaures</text:p>
          </table:table-cell>
          <table:table-cell table:style-name="ce5" office:value-type="string">
            <text:p>Comments</text:p>
          </table:table-cell>
          <table:table-cell table:style-name="ce1" office:value-type="string">
            <text:p>New </text:p>
          </table:table-cell>
          <table:table-cell table:style-name="ce1" office:value-type="string">
            <text:p>Deprecated</text:p>
          </table:table-cell>
          <table:table-cell table:style-name="ce1" table:number-columns-repeated="1019"/>
        </table:table-row>
        <table:table-row table:style-name="ro1">
          <table:table-cell table:number-columns-repeated="1024"/>
        </table:table-row>
        <table:table-row table:style-name="ro2">
          <table:table-cell table:style-name="ce3" office:value-type="float" office:value="7.1">
            <text:p>7.1</text:p>
          </table:table-cell>
          <table:table-cell office:value-type="string">
            <text:p>http settings</text:p>
          </table:table-cell>
          <table:table-cell/>
          <table:table-cell office:value-type="string">
            <text:p>http.tcp.no_delay</text:p>
          </table:table-cell>
          <table:table-cell table:style-name="ce18" office:value-type="string">
            <text:p>http.tcp_no_delay <text:s/></text:p>
          </table:table-cell>
          <table:table-cell table:number-columns-repeated="1019"/>
        </table:table-row>
        <table:table-row table:style-name="ro3">
          <table:table-cell/>
          <table:table-cell office:value-type="string">
            <text:p>network settings</text:p>
          </table:table-cell>
          <table:table-cell office:value-type="string">
            <text:p>The network.tcp.connect_timeout setting is deprecated in 7.1. This setting was a fallback setting for transport.connect_timeout. To change the default connection timeout for client connections, modify transport.connect_timeout.</text:p>
          </table:table-cell>
          <table:table-cell office:value-type="string">
            <text:p>transport.connect_timeout</text:p>
          </table:table-cell>
          <table:table-cell office:value-type="string">
            <text:p>network.tcp.connect_timeout</text:p>
          </table:table-cell>
          <table:table-cell table:number-columns-repeated="1019"/>
        </table:table-row>
        <table:table-row table:style-name="ro1">
          <table:table-cell table:number-columns-repeated="1024"/>
        </table:table-row>
        <table:table-row table:style-name="ro2">
          <table:table-cell/>
          <table:table-cell office:value-type="string">
            <text:p>other config changes</text:p>
          </table:table-cell>
          <table:table-cell/>
          <table:table-cell office:value-type="string">
            <text:p>transport.port</text:p>
          </table:table-cell>
          <table:table-cell table:style-name="ce12" office:value-type="string">
            <text:p>transport.tcp.port<text:span text:style-name="T2"> </text:span></text:p>
          </table:table-cell>
          <table:table-cell table:number-columns-repeated="1019"/>
        </table:table-row>
        <table:table-row table:style-name="ro2">
          <table:table-cell table:number-columns-repeated="3"/>
          <table:table-cell office:value-type="string">
            <text:p>transport.compress</text:p>
          </table:table-cell>
          <table:table-cell table:style-name="ce12" office:value-type="string">
            <text:p>transport.tcp.compress</text:p>
          </table:table-cell>
          <table:table-cell table:number-columns-repeated="1019"/>
        </table:table-row>
        <table:table-row table:style-name="ro2">
          <table:table-cell table:number-columns-repeated="3"/>
          <table:table-cell office:value-type="string">
            <text:p>transport.connect_timeout</text:p>
          </table:table-cell>
          <table:table-cell table:style-name="ce12" office:value-type="string">
            <text:p>transport.tcp.connect_timeout</text:p>
          </table:table-cell>
          <table:table-cell table:number-columns-repeated="1019"/>
        </table:table-row>
        <table:table-row table:style-name="ro2">
          <table:table-cell table:number-columns-repeated="3"/>
          <table:table-cell office:value-type="string">
            <text:p>transport.tcp.no_delay</text:p>
          </table:table-cell>
          <table:table-cell table:style-name="ce12" office:value-type="string">
            <text:p>transport.tcp_no_delay</text:p>
          </table:table-cell>
          <table:table-cell table:number-columns-repeated="1019"/>
        </table:table-row>
        <table:table-row table:style-name="ro2">
          <table:table-cell table:number-columns-repeated="3"/>
          <table:table-cell office:value-type="string">
            <text:p>transport.profiles.profile_name.tcp.no_delay</text:p>
          </table:table-cell>
          <table:table-cell table:style-name="ce12" office:value-type="string">
            <text:p>transport.profiles.profile_name.tcp_no_delay</text:p>
          </table:table-cell>
          <table:table-cell table:number-columns-repeated="1019"/>
        </table:table-row>
        <table:table-row table:style-name="ro2">
          <table:table-cell table:number-columns-repeated="3"/>
          <table:table-cell office:value-type="string">
            <text:p>transport.profiles.profile_name.tcp.keep_alive</text:p>
          </table:table-cell>
          <table:table-cell table:style-name="ce12" office:value-type="string">
            <text:p>transport.profiles.profile_name.tcp_keep_alive</text:p>
          </table:table-cell>
          <table:table-cell table:number-columns-repeated="1019"/>
        </table:table-row>
        <table:table-row table:style-name="ro2">
          <table:table-cell table:number-columns-repeated="3"/>
          <table:table-cell office:value-type="string">
            <text:p>transport.profiles.profile_name.tcp.reuse_address</text:p>
          </table:table-cell>
          <table:table-cell table:style-name="ce12" office:value-type="string">
            <text:p>transport.profiles.profile_name.reuse_address<text:span text:style-name="T2">  </text:span></text:p>
          </table:table-cell>
          <table:table-cell table:number-columns-repeated="1019"/>
        </table:table-row>
        <table:table-row table:style-name="ro2">
          <table:table-cell table:number-columns-repeated="3"/>
          <table:table-cell office:value-type="string">
            <text:p>transport.profiles.profile_name.tcp.send_buffer_size</text:p>
          </table:table-cell>
          <table:table-cell table:style-name="ce12" office:value-type="string">
            <text:p>transport.profiles.profile_name.send_buffer_size<text:span text:style-name="T2">  </text:span></text:p>
          </table:table-cell>
          <table:table-cell table:number-columns-repeated="1019"/>
        </table:table-row>
        <table:table-row table:style-name="ro2">
          <table:table-cell table:number-columns-repeated="3"/>
          <table:table-cell office:value-type="string">
            <text:p>transport.profiles.profile_name.tcp.receive_buffer_size</text:p>
          </table:table-cell>
          <table:table-cell table:style-name="ce12" office:value-type="string">
            <text:p>transport.profiles.profile_name.receive_buffer_size</text:p>
          </table:table-cell>
          <table:table-cell table:number-columns-repeated="1019"/>
        </table:table-row>
        <table:table-row table:style-name="ro1">
          <table:table-cell table:number-columns-repeated="1024"/>
        </table:table-row>
        <table:table-row table:style-name="ro1">
          <table:table-cell table:style-name="ce4"/>
          <table:table-cell table:style-name="ce7" table:number-columns-repeated="2"/>
          <table:table-cell table:style-name="ce4" table:number-columns-repeated="1021"/>
        </table:table-row>
        <table:table-row table:style-name="ro1">
          <table:table-cell table:number-columns-repeated="1024"/>
        </table:table-row>
        <table:table-row table:style-name="ro4">
          <table:table-cell table:style-name="ce3" office:value-type="float" office:value="7.2">
            <text:p>7.2</text:p>
          </table:table-cell>
          <table:table-cell office:value-type="string">
            <text:p>Only a single port may be given for discovery seed_hosts</text:p>
          </table:table-cell>
          <table:table-cell table:style-name="ce8" office:value-type="string">
            <text:p>In earlier versions you could include a range of ports in entries in the <text:span text:style-name="T1">discovery.seed_hosts</text:span><text:span text:style-name="T2"> list, but Elasticsearch used only </text:span><text:span text:style-name="T2">the first port in the range and unexpectedly ignored the rest. </text:span><text:span text:style-name="T2">For instance if you set </text:span><text:span text:style-name="T1">discovery.seed_hosts: </text:span><text:span text:style-name="T1">"10.11.12.13:9300-9310"</text:span><text:span text:style-name="T2"> then Elasticsearch would only </text:span><text:span text:style-name="T2">use </text:span><text:span text:style-name="T1">10.11.12.13:9300</text:span><text:span text:style-name="T2"> for discovery. Seed host addresses </text:span><text:span text:style-name="T2">containing port ranges are now rejected.</text:span></text:p>
          </table:table-cell>
          <table:table-cell table:number-columns-repeated="2" office:value-type="string">
            <text:p>N/A</text:p>
          </table:table-cell>
          <table:table-cell table:number-columns-repeated="1019"/>
        </table:table-row>
        <table:table-row table:style-name="ro1">
          <table:table-cell table:number-columns-repeated="1024"/>
        </table:table-row>
        <table:table-row table:style-name="ro1">
          <table:table-cell table:style-name="ce4"/>
          <table:table-cell table:style-name="ce7" table:number-columns-repeated="2"/>
          <table:table-cell table:style-name="ce4" table:number-columns-repeated="1021"/>
        </table:table-row>
        <table:table-row table:style-name="ro1">
          <table:table-cell table:number-columns-repeated="1024"/>
        </table:table-row>
        <table:table-row table:style-name="ro5">
          <table:table-cell table:style-name="ce3" office:value-type="float" office:value="7.3">
            <text:p>7.3</text:p>
          </table:table-cell>
          <table:table-cell office:value-type="string">
            <text:p>Transform API changes</text:p>
          </table:table-cell>
          <table:table-cell table:style-name="ce9" office:value-type="string">
            <text:p>It is no longer possible to supply the <text:span text:style-name="T1">format</text:span><text:span text:style-name="T2"> parameter when </text:span><text:span text:style-name="T2">you define a </text:span><text:span text:style-name="T1">date_histogram</text:span><text:span text:style-name="T2"> transform pivot. Previously </text:span><text:span text:style-name="T2">constructed transforms will still run but the </text:span><text:span text:style-name="T2">configured </text:span><text:span text:style-name="T1">format</text:span><text:span text:style-name="T2"> will be ignored.</text:span></text:p>
          </table:table-cell>
          <table:table-cell table:number-columns-repeated="1021"/>
        </table:table-row>
        <table:table-row table:style-name="ro1">
          <table:table-cell table:number-columns-repeated="1024"/>
        </table:table-row>
        <table:table-row table:style-name="ro6">
          <table:table-cell/>
          <table:table-cell office:value-type="string">
            <text:p>Mapping changes</text:p>
          </table:table-cell>
          <table:table-cell office:value-type="string">
            <text:p>dense_vector field now requires dims parameter, specifying the number of dimensions for document and query vectors for this field.</text:p>
          </table:table-cell>
          <table:table-cell table:number-columns-repeated="1021"/>
        </table:table-row>
        <table:table-row table:style-name="ro1">
          <table:table-cell table:number-columns-repeated="1024"/>
        </table:table-row>
        <table:table-row table:style-name="ro7">
          <table:table-cell/>
          <table:table-cell office:value-type="string">
            <text:p>Mapping changes : Defining multi fields wthin multi fields</text:p>
          </table:table-cell>
          <table:table-cell table:style-name="ce10" office:value-type="string">
            <text:p>Previously, it was possible to define a multi-field within a multi-field. Defining chained multi-fields is now deprecated and will no longer be supported in 8.0. To resolve the issue, all instances of <text:span text:style-name="T1">fields</text:span><text:span text:style-name="T2"> that occur within a </text:span><text:span text:style-name="T1">fields</text:span><text:span text:style-name="T2"> block should be </text:span><text:span text:style-name="T2">removed from the mappings, either by flattening the </text:span><text:span text:style-name="T2">chained </text:span><text:span text:style-name="T1">fields</text:span><text:span text:style-name="T2"> blocks into a single level, or by switching </text:span><text:span text:style-name="T2">to </text:span><text:span text:style-name="T1">copy_to</text:span><text:span text:style-name="T2"> if appropriate.</text:span></text:p>
          </table:table-cell>
          <table:table-cell table:number-columns-repeated="1021"/>
        </table:table-row>
        <table:table-row table:style-name="ro1">
          <table:table-cell table:number-columns-repeated="1024"/>
        </table:table-row>
        <table:table-row table:style-name="ro6">
          <table:table-cell/>
          <table:table-cell office:value-type="string">
            <text:p>Plgin changes : Index store plugin changes</text:p>
          </table:table-cell>
          <table:table-cell table:style-name="ce10" office:value-type="string">
            <text:p>IndexStore and DirectoryService have been replaced by a stateless and simple DirectoryFactory interface to create custom Lucene directory instances per shard.</text:p>
          </table:table-cell>
          <table:table-cell table:number-columns-repeated="1021"/>
        </table:table-row>
        <table:table-row table:style-name="ro1">
          <table:table-cell table:number-columns-repeated="1024"/>
        </table:table-row>
        <table:table-row table:style-name="ro6">
          <table:table-cell/>
          <table:table-cell office:value-type="string">
            <text:p>Search changes : Deprecation of queries</text:p>
          </table:table-cell>
          <table:table-cell table:style-name="ce11" office:value-type="string">
            <text:p>The <text:span text:style-name="T1">common</text:span><text:span text:style-name="T2"> query has been deprecated. The same </text:span><text:span text:style-name="T2">functionality can be achieved by the </text:span><text:span text:style-name="T1">match</text:span><text:span text:style-name="T2"> query if the total </text:span><text:span text:style-name="T2">number of hits is not tracked.</text:span></text:p>
          </table:table-cell>
          <table:table-cell table:number-columns-repeated="1021"/>
        </table:table-row>
        <table:table-row table:style-name="ro1">
          <table:table-cell table:number-columns-repeated="1024"/>
        </table:table-row>
        <table:table-row table:style-name="ro5">
          <table:table-cell/>
          <table:table-cell office:value-type="string">
            <text:p>Search changes : Deprecation of query parameters</text:p>
          </table:table-cell>
          <table:table-cell table:style-name="ce11" office:value-type="string">
            <text:p>The <text:span text:style-name="T1">cutoff_frequency</text:span><text:span text:style-name="T2"> parameter has been deprecated </text:span><text:span text:style-name="T2">for </text:span><text:span text:style-name="T1">match</text:span><text:span text:style-name="T2"> and </text:span><text:span text:style-name="T1">multi_match</text:span><text:span text:style-name="T2"> queries. The same functionality </text:span><text:span text:style-name="T2">can be achieved without any configuration provided that the </text:span><text:span text:style-name="T2">total number of hits is not tracked.</text:span></text:p>
          </table:table-cell>
          <table:table-cell table:number-columns-repeated="1021"/>
        </table:table-row>
        <table:table-row table:style-name="ro1">
          <table:table-cell table:number-columns-repeated="1024"/>
        </table:table-row>
        <table:table-row table:style-name="ro6">
          <table:table-cell/>
          <table:table-cell office:value-type="string">
            <text:p>Modifying aliases of follower indices are no longer allowed</text:p>
          </table:table-cell>
          <table:table-cell table:style-name="ce10" office:value-type="string">
            <text:p>Aliases are now replicated to a follower from its leader, so directly modifying aliases on follower indices is no longer allowed.</text:p>
          </table:table-cell>
          <table:table-cell table:number-columns-repeated="1021"/>
        </table:table-row>
        <table:table-row table:style-name="ro1">
          <table:table-cell table:number-columns-repeated="1024"/>
        </table:table-row>
        <table:table-row table:style-name="ro1">
          <table:table-cell table:style-name="ce4"/>
          <table:table-cell table:style-name="ce7" table:number-columns-repeated="2"/>
          <table:table-cell table:style-name="ce4" table:number-columns-repeated="1021"/>
        </table:table-row>
        <table:table-row table:style-name="ro1">
          <table:table-cell table:number-columns-repeated="1024"/>
        </table:table-row>
        <table:table-row table:style-name="ro5">
          <table:table-cell table:style-name="ce3" office:value-type="float" office:value="7.4">
            <text:p>7.4</text:p>
          </table:table-cell>
          <table:table-cell office:value-type="string">
            <text:p>Tokenizer factory changes</text:p>
          </table:table-cell>
          <table:table-cell office:value-type="string">
            <text:p>TokenizerFactory now has a name() method that must be implemented. Most plugin-provided TokenizerFactory implementations will extend AbstractTokenizerFactory, which now takes a name parameter in its constructor.</text:p>
          </table:table-cell>
          <table:table-cell table:number-columns-repeated="1021"/>
        </table:table-row>
        <table:table-row table:style-name="ro1">
          <table:table-cell table:number-columns-repeated="1024"/>
        </table:table-row>
        <table:table-row table:style-name="ro6">
          <table:table-cell/>
          <table:table-cell office:value-type="string">
            <text:p>Search changes : Forbid empty doc values in vector functions</text:p>
          </table:table-cell>
          <table:table-cell table:style-name="ce10" office:value-type="string">
            <text:p>If a document doesn’t have a value for a vector field (dense_vector or sparse_vector) on which a vector function is executed, an error will be thrown.</text:p>
          </table:table-cell>
          <table:table-cell table:number-columns-repeated="1021"/>
        </table:table-row>
        <table:table-row table:style-name="ro1">
          <table:table-cell table:number-columns-repeated="1024"/>
        </table:table-row>
        <table:table-row table:style-name="ro5">
          <table:table-cell/>
          <table:table-cell office:value-type="string">
            <text:p>Search changes : Use of fload instead of double for query vectors</text:p>
          </table:table-cell>
          <table:table-cell table:style-name="ce10" office:value-type="string">
            <text:p>Previously, vector functions like <text:span text:style-name="T1">cosineSimilarity</text:span><text:span text:style-name="T2"> represented </text:span><text:span text:style-name="T2">the query vector as an list of doubles. Now vector functions </text:span><text:span text:style-name="T2">use floats, which matches how the stored document vectors </text:span><text:span text:style-name="T2">are represented.</text:span></text:p>
          </table:table-cell>
          <table:table-cell table:number-columns-repeated="1021"/>
        </table:table-row>
        <table:table-row table:style-name="ro1">
          <table:table-cell table:number-columns-repeated="1024"/>
        </table:table-row>
        <table:table-row table:style-name="ro8">
          <table:table-cell/>
          <table:table-cell office:value-type="string">
            <text:p>Snapshot and restore changes :</text:p>
            <text:p><text:s/></text:p>
          </table:table-cell>
          <table:table-cell office:value-type="string">
            <text:p>Starting in version 7.4 the repository-s3 plugin does not use the now-deprecated path-style access pattern by default. In versions 7.0, 7.1, 7.2 and 7.3 the repository-s3 plugin always used the path-style access pattern. This is a breaking change for deployments that only support path-style access but which are recognized as supporting DNS-style access by the AWS SDK. If your deployment only supports path-style access and is affected by this change then you must configure the S3 client setting path_style_access to true. This breaking change was made necessary by AWS’s announcement that the path-style access pattern is deprecated and will be unsupported on buckets created after September 30th 2020.</text:p>
          </table:table-cell>
          <table:table-cell table:number-columns-repeated="1021"/>
        </table:table-row>
        <table:table-row table:style-name="ro1">
          <table:table-cell table:number-columns-repeated="1024"/>
        </table:table-row>
        <table:table-row table:style-name="ro4">
          <table:table-cell/>
          <table:table-cell office:value-type="string">
            <text:p>API changes for &lt;+ sign&gt;</text:p>
          </table:table-cell>
          <table:table-cell table:style-name="ce9" office:value-type="string">
            <text:p>Starting in version 7.4, a <text:span text:style-name="T1">+</text:span><text:span text:style-name="T2"> in a URL will be encoded as </text:span><text:span text:style-name="T1">%2B</text:span><text:span text:style-name="T2"> by </text:span><text:span text:style-name="T2">all REST API functionality. Prior versions handled a </text:span><text:span text:style-name="T1">+</text:span><text:span text:style-name="T2"> as a </text:span><text:span text:style-name="T2">single space. If your application requires handling </text:span><text:span text:style-name="T1">+</text:span><text:span text:style-name="T2"> as a single </text:span><text:span text:style-name="T2">space you can return to the old behaviour by setting the </text:span><text:span text:style-name="T2">system property </text:span><text:span text:style-name="T1">es.rest.url_plus_as_space</text:span><text:span text:style-name="T2"> to </text:span><text:span text:style-name="T1">true</text:span><text:span text:style-name="T2">. Note that </text:span><text:span text:style-name="T2">this behaviour is deprecated and setting this system property </text:span><text:span text:style-name="T2">to </text:span><text:span text:style-name="T1">true</text:span><text:span text:style-name="T2"> will cease to be supported in version 8.</text:span></text:p>
          </table:table-cell>
          <table:table-cell table:number-columns-repeated="1021"/>
        </table:table-row>
        <table:table-row table:style-name="ro1">
          <table:table-cell table:number-columns-repeated="1024"/>
        </table:table-row>
        <table:table-row table:style-name="ro9">
          <table:table-cell/>
          <table:table-cell office:value-type="string">
            <text:p>Cluster changes : Rerouting after starting a shard runs at lower priority</text:p>
          </table:table-cell>
          <table:table-cell table:style-name="ce8" office:value-type="string">
            <text:p>After starting each shard the elected master node must perform a reroute to search for other shards that could be allocated. In particular, when creating an index it is this task that allocates the replicas once the primaries have started. In versions prior to 7.4 this task runs at priority <text:span text:style-name="T1">URGENT</text:span><text:span text:style-name="T2">, but </text:span><text:span text:style-name="T2">starting in version 7.4 its priority is reduced to </text:span><text:span text:style-name="T1">NORMAL</text:span><text:span text:style-name="T2">. In a </text:span><text:span text:style-name="T2">well-configured cluster this reduces the amount of work the </text:span><text:span text:style-name="T2">master must do, but means that a cluster with a master that is </text:span><text:span text:style-name="T2">overloaded with other tasks at </text:span><text:span text:style-name="T1">HIGH</text:span><text:span text:style-name="T2"> or </text:span><text:span text:style-name="T1">URGENT</text:span><text:span text:style-name="T2"> priority may </text:span><text:span text:style-name="T2">take longer to allocate all replicas.</text:span></text:p>
            <text:p><text:span text:style-name="T2">Additionally, before 7.4 the GET _cluster_health?</text:span><text:span text:style-name="T2">wait_for_no_initializing_shards and GET _cluster/health?</text:span><text:span text:style-name="T2">wait_for_no_relocating_shards APIs would return only once </text:span><text:span text:style-name="T2">all pending reroutes have completed too, but starting in </text:span><text:span text:style-name="T2">version 7.4 if you want to wait for the rerouting process to </text:span><text:span text:style-name="T2">completely finish you should add </text:span><text:span text:style-name="T2">the wait_for_events=languid query parameter when calling </text:span><text:span text:style-name="T2">these APIs.</text:span></text:p>
          </table:table-cell>
          <table:table-cell table:number-columns-repeated="1021"/>
        </table:table-row>
        <table:table-row table:style-name="ro1">
          <table:table-cell table:number-columns-repeated="2"/>
          <table:table-cell table:style-name="ce2"/>
          <table:table-cell table:number-columns-repeated="1021"/>
        </table:table-row>
        <table:table-row table:style-name="ro9">
          <table:table-cell/>
          <table:table-cell office:value-type="string">
            <text:p>Allocation changes: <text:s/>Auto-release of read-only-allow-delete block</text:p>
          </table:table-cell>
          <table:table-cell table:style-name="ce8" office:value-type="string">
            <text:p>If a node exceeds the flood-stage disk watermark then Elasticsearch adds the index.blocks.read_only_allow_delete block to all of its indices to prevent further writes, as a last-resort attempt to prevent the node completely exhausting its disk space. In earlier versions this block would remain in place until manually removed, causing confusion for users who currently have ample disk space and who are not aware that they nearly ran out at some point in the past. From 7.4 onwards the block is automatically removed when the node drops below the high watermark again, with the expectation that the high watermark is some distance below the flood-stage watermark and therefore the disk space problem is truly resolved. Since this block may be automatically removed, you can no longer rely on adding this block manually to prevent writes to an index. You should use the index.blocks.read_only block instead. This behaviour can be disabled by setting the system property es.disk.auto_release_flood_stage_block to false.</text:p>
          </table:table-cell>
          <table:table-cell table:number-columns-repeated="1021"/>
        </table:table-row>
        <table:table-row table:style-name="ro1">
          <table:table-cell table:number-columns-repeated="1024"/>
        </table:table-row>
        <table:table-row table:style-name="ro6">
          <table:table-cell/>
          <table:table-cell office:value-type="string">
            <text:p>Setting changes : Authentication realm name uniqueness is now enforced</text:p>
          </table:table-cell>
          <table:table-cell office:value-type="string">
            <text:p>Authentication realm name uniqueness is now enforced. If you configure more than one realm of any type with the same name, the node fails to start.</text:p>
          </table:table-cell>
          <table:table-cell table:number-columns-repeated="1021"/>
        </table:table-row>
        <table:table-row table:style-name="ro1">
          <table:table-cell table:number-columns-repeated="1024"/>
        </table:table-row>
        <table:table-row table:style-name="ro6">
          <table:table-cell/>
          <table:table-cell office:value-type="string">
            <text:p>Setting changes : pidfile setting is being replaced by node.pidfile</text:p>
          </table:table-cell>
          <table:table-cell table:style-name="ce10" office:value-type="string">
            <text:p>To ensure that all settings are in a proper namespace, the <text:span text:style-name="T1">pidfile</text:span><text:span text:style-name="T2"> setting is deprecated, and will be removed in </text:span><text:span text:style-name="T2">version 8.0.0. Instead, use </text:span><text:span text:style-name="T1">node.pidfile</text:span><text:span text:style-name="T2">.</text:span></text:p>
          </table:table-cell>
          <table:table-cell office:value-type="string">
            <text:p>pidfile</text:p>
          </table:table-cell>
          <table:table-cell office:value-type="string">
            <text:p>node.pidfile</text:p>
          </table:table-cell>
          <table:table-cell table:number-columns-repeated="1019"/>
        </table:table-row>
        <table:table-row table:style-name="ro1">
          <table:table-cell table:number-columns-repeated="1024"/>
        </table:table-row>
        <table:table-row table:style-name="ro6">
          <table:table-cell/>
          <table:table-cell office:value-type="string">
            <text:p>Setting changes : processor settings is being replaced by node.processors</text:p>
          </table:table-cell>
          <table:table-cell table:style-name="ce10" office:value-type="string">
            <text:p>To ensure that all settings are in a proper namespace, the <text:span text:style-name="T1">processors</text:span><text:span text:style-name="T2"> setting is deprecated, and will be removed in </text:span><text:span text:style-name="T2">version 8.0.0. Instead, use </text:span><text:span text:style-name="T1">node.processors</text:span><text:span text:style-name="T2">.</text:span></text:p>
          </table:table-cell>
          <table:table-cell office:value-type="string">
            <text:p>node.processors</text:p>
          </table:table-cell>
          <table:table-cell office:value-type="string">
            <text:p>processors</text:p>
          </table:table-cell>
          <table:table-cell table:number-columns-repeated="1019"/>
        </table:table-row>
        <table:table-row table:style-name="ro1">
          <table:table-cell table:number-columns-repeated="1024"/>
        </table:table-row>
        <table:table-row table:style-name="ro10">
          <table:table-cell/>
          <table:table-cell office:value-type="string">
            <text:p>Stats response format</text:p>
          </table:table-cell>
          <table:table-cell table:style-name="ce12" office:value-type="string">
            <text:p>task_state<text:span text:style-name="T2"> and </text:span><text:span text:style-name="T1">indexer_state</text:span><text:span text:style-name="T2"> are combined into a </text:span><text:span text:style-name="T2">single </text:span><text:span text:style-name="T1">state</text:span><text:span text:style-name="T2"> field that replaces the old </text:span><text:span text:style-name="T1">state</text:span><text:span text:style-name="T2"> object.</text:span></text:p>
          </table:table-cell>
          <table:table-cell table:number-columns-repeated="1021"/>
        </table:table-row>
        <table:table-row table:style-name="ro10">
          <table:table-cell table:number-columns-repeated="2"/>
          <table:table-cell table:style-name="ce13" office:value-type="string">
            <text:p>Within the <text:span text:style-name="T1">checkpointing</text:span><text:span text:style-name="T2"> object, </text:span><text:span text:style-name="T1">current</text:span><text:span text:style-name="T2"> is renamed </text:span><text:span text:style-name="T2">to </text:span><text:span text:style-name="T1">last</text:span><text:span text:style-name="T2"> and </text:span><text:span text:style-name="T1">in_progress</text:span><text:span text:style-name="T2"> to </text:span><text:span text:style-name="T1">next</text:span><text:span text:style-name="T2">.</text:span></text:p>
          </table:table-cell>
          <table:table-cell table:number-columns-repeated="1021"/>
        </table:table-row>
        <table:table-row table:style-name="ro2">
          <table:table-cell table:number-columns-repeated="2"/>
          <table:table-cell table:style-name="ce13" office:value-type="string">
            <text:p>The <text:span text:style-name="T1">checkpoint</text:span><text:span text:style-name="T2"> number is now nested under </text:span><text:span text:style-name="T1">last</text:span><text:span text:style-name="T2"> and </text:span><text:span text:style-name="T1">next</text:span><text:span text:style-name="T2">.</text:span></text:p>
          </table:table-cell>
          <table:table-cell table:number-columns-repeated="1021"/>
        </table:table-row>
        <table:table-row table:style-name="ro5">
          <table:table-cell table:number-columns-repeated="2"/>
          <table:table-cell table:style-name="ce12" office:value-type="string">
            <text:p>checkpoint_progress<text:span text:style-name="T2"> is now reported in an object nested in </text:span><text:span text:style-name="T2">the </text:span><text:span text:style-name="T1">next</text:span><text:span text:style-name="T2"> checkpoint object. (If there is no </text:span><text:span text:style-name="T1">next</text:span><text:span text:style-name="T2"> checkpoint </text:span><text:span text:style-name="T2">then no checkpoint is in progress and by definition </text:span><text:span text:style-name="T2">the </text:span><text:span text:style-name="T1">last</text:span><text:span text:style-name="T2"> checkpoint is 100% complete.)</text:span></text:p>
          </table:table-cell>
          <table:table-cell table:number-columns-repeated="1021"/>
        </table:table-row>
        <table:table-row table:style-name="ro1">
          <table:table-cell table:number-columns-repeated="1024"/>
        </table:table-row>
        <table:table-row table:style-name="ro1">
          <table:table-cell table:style-name="ce4"/>
          <table:table-cell table:style-name="ce7" table:number-columns-repeated="2"/>
          <table:table-cell table:style-name="ce4" table:number-columns-repeated="1021"/>
        </table:table-row>
        <table:table-row table:style-name="ro1">
          <table:table-cell table:number-columns-repeated="1024"/>
        </table:table-row>
        <table:table-row table:style-name="ro11">
          <table:table-cell table:style-name="ce3" office:value-type="float" office:value="7.5">
            <text:p>7.5</text:p>
          </table:table-cell>
          <table:table-cell office:value-type="string">
            <text:p>Search Changes : Stricter checking for wild card queries on _index</text:p>
          </table:table-cell>
          <table:table-cell office:value-type="string">
            <text:p>Previously, a wildcard query on the _index field matched directly against the fully-qualified index name. Now, in order to match against remote indices like cluster:index, the query must contain a colon, as in cl*ster:inde*. This behavior aligns with the way indices are matched in the search endpoint.</text:p>
          </table:table-cell>
          <table:table-cell table:number-columns-repeated="1021"/>
        </table:table-row>
        <table:table-row table:style-name="ro1">
          <table:table-cell table:number-columns-repeated="1024"/>
        </table:table-row>
        <table:table-row table:style-name="ro1">
          <table:table-cell table:style-name="ce4"/>
          <table:table-cell table:style-name="ce7" table:number-columns-repeated="2"/>
          <table:table-cell table:style-name="ce4" table:number-columns-repeated="1021"/>
        </table:table-row>
        <table:table-row table:style-name="ro1">
          <table:table-cell table:number-columns-repeated="1024"/>
        </table:table-row>
        <table:table-row table:style-name="ro12">
          <table:table-cell table:style-name="ce3" office:value-type="float" office:value="7.6">
            <text:p>7.6</text:p>
          </table:table-cell>
          <table:table-cell office:value-type="string">
            <text:p>Security changes</text:p>
          </table:table-cell>
          <table:table-cell office:value-type="string">
            <text:p>If you use an API key to create another API key (sometimes called a derived key), its behavior is impacted by the fix for CVE-2020-7009.</text:p>
            <text:p>When you make a request to create API keys, you can specify an expiration and privileges for the API key. Previously, when you created a derived key, it had no privileges. This behavior disregarded any privileges that you specified in the create API key API.</text:p>
            <text:p>As of 7.6.2, this behavior changes. To create a derived key, you must explicitly specify a role descriptor with no privileges:</text:p>
          </table:table-cell>
          <table:table-cell table:number-columns-repeated="1021"/>
        </table:table-row>
        <table:table-row table:style-name="ro1">
          <table:table-cell table:number-columns-repeated="1024"/>
        </table:table-row>
        <table:table-row table:style-name="ro11">
          <table:table-cell/>
          <table:table-cell office:value-type="string">
            <text:p>Search changes : Sparse vector fields</text:p>
          </table:table-cell>
          <table:table-cell table:style-name="ce10" office:value-type="string">
            <text:p>The <text:span text:style-name="T1">sparse_vector</text:span><text:span text:style-name="T2"> field type has been deprecated and will be </text:span><text:span text:style-name="T2">removed in 8.0. We have not seen much interest in this </text:span><text:span text:style-name="T2">experimental field type, and don’t see a clear use case as it’s </text:span><text:span text:style-name="T2">currently designed. If you have feedback or suggestions </text:span><text:span text:style-name="T2">around sparse vector functionality, please let us know through </text:span><text:span text:style-name="T2">GitHub or the </text:span><text:span text:style-name="T3">discuss</text:span><text:span text:style-name="T2"> forums.</text:span></text:p>
          </table:table-cell>
          <table:table-cell office:value-type="string">
            <text:p>not used anymore</text:p>
          </table:table-cell>
          <table:table-cell office:value-type="string">
            <text:p>sparse_vector</text:p>
          </table:table-cell>
          <table:table-cell table:number-columns-repeated="1019"/>
        </table:table-row>
        <table:table-row table:style-name="ro1">
          <table:table-cell table:number-columns-repeated="1024"/>
        </table:table-row>
        <table:table-row table:style-name="ro3">
          <table:table-cell/>
          <table:table-cell office:value-type="string">
            <text:p>Search changes : vector function signatures</text:p>
          </table:table-cell>
          <table:table-cell table:style-name="ce10" office:value-type="string">
            <text:p>The vector functions of the form <text:span text:style-name="T1">function(query, </text:span><text:span text:style-name="T1">doc['field'])</text:span><text:span text:style-name="T2"> are deprecated, and the form </text:span><text:span text:style-name="T1">function(query, </text:span><text:span text:style-name="T1">'field')</text:span><text:span text:style-name="T2"> should be used instead. For </text:span><text:span text:style-name="T2">example, </text:span><text:span text:style-name="T1">cosineSimilarity(query, doc['field'])</text:span><text:span text:style-name="T2"> is replaced </text:span><text:span text:style-name="T2">by </text:span><text:span text:style-name="T1">cosineSimilarity(query, 'field')</text:span><text:span text:style-name="T2">.</text:span></text:p>
          </table:table-cell>
          <table:table-cell table:number-columns-repeated="1021"/>
        </table:table-row>
        <table:table-row table:style-name="ro1">
          <table:table-cell table:number-columns-repeated="1024"/>
        </table:table-row>
        <table:table-row table:style-name="ro11">
          <table:table-cell/>
          <table:table-cell office:value-type="string">
            <text:p>Search changes : Disallow use of ngram and edgeNgram tokenizer names</text:p>
          </table:table-cell>
          <table:table-cell office:value-type="string">
            <text:p>The nGram and edgeNGram tokenizer names haven been deprecated with 7.6. Mappings for indices created after 7.6 will continue to work but emit a deprecation warning. The tokenizer name should be changed to the fully equivalent ngram or edge_ngram names for new indices and in index templates.</text:p>
          </table:table-cell>
          <table:table-cell table:number-columns-repeated="1021"/>
        </table:table-row>
        <table:table-row table:style-name="ro1">
          <table:table-cell table:number-columns-repeated="1024"/>
        </table:table-row>
        <table:table-row table:style-name="ro1">
          <table:table-cell table:style-name="ce4"/>
          <table:table-cell table:style-name="ce7" table:number-columns-repeated="2"/>
          <table:table-cell table:style-name="ce4" table:number-columns-repeated="1021"/>
        </table:table-row>
        <table:table-row table:style-name="ro1">
          <table:table-cell table:number-columns-repeated="1024"/>
        </table:table-row>
        <table:table-row table:style-name="ro4">
          <table:table-cell table:style-name="ce3" office:value-type="float" office:value="7.7">
            <text:p>7.7</text:p>
          </table:table-cell>
          <table:table-cell office:value-type="string">
            <text:p>Logging changes : Loggers under org.elasticsearch.action now log at info level by default</text:p>
          </table:table-cell>
          <table:table-cell office:value-type="string">
            <text:p>The default log level for most loggers is INFO, but in earlier versions loggers in the org.elasticsearch.action.* hierarchy emitted log messages at DEBUG level by default. This sometimes resulted in a good deal of unnecessary log noise. From 7.7 onwards the default log level for logger in this hierarchy is now INFO, in line with most other loggers. If needed, you can recover the pre-7.7 default behaviour by adjusting your logging.</text:p>
          </table:table-cell>
          <table:table-cell table:number-columns-repeated="1021"/>
        </table:table-row>
        <table:table-row table:style-name="ro1">
          <table:table-cell table:number-columns-repeated="1024"/>
        </table:table-row>
        <table:table-row table:style-name="ro4">
          <table:table-cell/>
          <table:table-cell office:value-type="string">
            <text:p>Mapping changes : Validation for dynamic templates</text:p>
          </table:table-cell>
          <table:table-cell table:style-name="ce11" office:value-type="string">
            <text:p>So far misconfiguration of dynamic templates have been discovered when indexing a document with an unmapped field only. In Elasticsearch 8.0 and later versions, dynamic mappings have stricter validation, done at mapping update time. Invalid updates, such as using incorrect analyzer settings or unknown field types, fail. For indices created in Elasticsearch 7.7 and later version, the update succeeds but emits a warning.</text:p>
          </table:table-cell>
          <table:table-cell table:number-columns-repeated="1021"/>
        </table:table-row>
        <table:table-row table:style-name="ro1">
          <table:table-cell table:number-columns-repeated="1024"/>
        </table:table-row>
        <table:table-row table:style-name="ro5">
          <table:table-cell/>
          <table:table-cell office:value-type="string">
            <text:p>thread_pool.listener.size and thread_pool.listener.queue_size have been deprecated</text:p>
          </table:table-cell>
          <table:table-cell table:style-name="ce10" office:value-type="string">
            <text:p>The listener thread pool is no longer used internally by Elasticsearch. Therefore, these settings have been deprecated. You can safely remove these settings from the configuration of your nodes</text:p>
          </table:table-cell>
          <table:table-cell table:number-columns-repeated="1021"/>
        </table:table-row>
        <table:table-row table:style-name="ro1">
          <table:table-cell table:number-columns-repeated="1024"/>
        </table:table-row>
        <table:table-row table:style-name="ro7">
          <table:table-cell/>
          <table:table-cell office:value-type="string">
            <text:p>cluster.remote.connect is deprecated in favor of node.remote_cluster_client</text:p>
          </table:table-cell>
          <table:table-cell table:style-name="ce14" office:value-type="string">
            <text:p>Previously the setting cluster.remote.connect was used to configure whether or not the local node is capable of acting as a remote cluster client in cross-cluster search and cross-cluster replication. This setting is deprecated in favor of node.remote_cluster_client serves the same purpose and identifies the local node as having the remote_cluster_client role.</text:p>
          </table:table-cell>
          <table:table-cell table:number-columns-repeated="1021"/>
        </table:table-row>
        <table:table-row table:style-name="ro1">
          <table:table-cell table:number-columns-repeated="1024"/>
        </table:table-row>
        <table:table-row table:style-name="ro5">
          <table:table-cell/>
          <table:table-cell office:value-type="string">
            <text:p>Authentication realm order will be a required config in version 8.0.0</text:p>
          </table:table-cell>
          <table:table-cell table:style-name="ce15" office:value-type="string">
            <text:p>The <text:span text:style-name="T4">order</text:span><text:span text:style-name="T5"> config will be required in version 8.0.0 for </text:span><text:span text:style-name="T5">authentication realm configuration of any type. If </text:span><text:span text:style-name="T5">the </text:span><text:span text:style-name="T6">order</text:span><text:span text:style-name="T5"> config is missing for a realm, the node will </text:span><text:span text:style-name="T5">fail to start</text:span></text:p>
          </table:table-cell>
          <table:table-cell table:number-columns-repeated="1021"/>
        </table:table-row>
        <table:table-row table:style-name="ro1">
          <table:table-cell table:number-columns-repeated="1024"/>
        </table:table-row>
        <table:table-row table:style-name="ro6">
          <table:table-cell/>
          <table:table-cell office:value-type="string">
            <text:p>Authentication realm uniqueness will be enforced in version 8.0.0</text:p>
          </table:table-cell>
          <table:table-cell table:style-name="ce16" office:value-type="string">
            <text:p>The order config of authentication realms must be unique in version 8.0.0. If you configure more than one realm of any type with the same order, the node will fail to start.</text:p>
          </table:table-cell>
          <table:table-cell table:number-columns-repeated="1021"/>
        </table:table-row>
        <table:table-row table:style-name="ro1">
          <table:table-cell table:number-columns-repeated="1024"/>
        </table:table-row>
        <table:table-row table:style-name="ro5">
          <table:table-cell/>
          <table:table-cell office:value-type="string">
            <text:p>deprecation of insecure monitoring password setting</text:p>
          </table:table-cell>
          <table:table-cell table:style-name="ce17" office:value-type="string">
            <text:p>The <text:span text:style-name="T4">auth.password</text:span><text:span text:style-name="T5"> setting for the monitoring HTTP </text:span><text:span text:style-name="T5">exporter has been deprecated and will be removed </text:span><text:span text:style-name="T5">in version 8.0.0. Please use </text:span><text:span text:style-name="T5">the </text:span><text:span text:style-name="T6">auth.secure_password</text:span><text:span text:style-name="T5"> setting instead</text:span></text:p>
          </table:table-cell>
          <table:table-cell table:number-columns-repeated="1021"/>
        </table:table-row>
        <table:table-row table:style-name="ro1">
          <table:table-cell table:number-columns-repeated="1024"/>
        </table:table-row>
        <table:table-row table:style-name="ro13">
          <table:table-cell/>
          <table:table-cell office:value-type="string">
            <text:p>Consistent rounding of range queries on date_range fields</text:p>
          </table:table-cell>
          <table:table-cell office:value-type="string">
            <text:p>range queries on date_range field currently can have slightly differently boundaries than their equivalent query on a pure date field. This can e.g. happen when using date math or dates that don’t specify up to the last millisecond. While queries on date field round up to the latest millisecond for gt and lte boundaries, the same queries on date_range fields didn’t do this. The behavior is now the same for both field types like documented in Date math and rounding.</text:p>
          </table:table-cell>
          <table:table-cell table:number-columns-repeated="1021"/>
        </table:table-row>
        <table:table-row table:style-name="ro1">
          <table:table-cell table:number-columns-repeated="1024"/>
        </table:table-row>
        <table:table-row table:style-name="ro3">
          <table:table-cell/>
          <table:table-cell office:value-type="string">
            <text:p>Search changes : pipeline aggregation validation errors</text:p>
          </table:table-cell>
          <table:table-cell office:value-type="string">
            <text:p>The pipeline aggregation validation has been moved to the coordinating node. Those errors that used to return HTTP 500s/Internal Server Errors now return 400/Bad Request and we now return a list of validation errors rather than the first one we encounter.</text:p>
          </table:table-cell>
          <table:table-cell table:number-columns-repeated="1021"/>
        </table:table-row>
        <table:table-row table:style-name="ro1">
          <table:table-cell table:number-columns-repeated="1024"/>
        </table:table-row>
        <table:table-row table:style-name="ro3">
          <table:table-cell/>
          <table:table-cell office:value-type="string">
            <text:p>Highlighter changes : Ignored key values are no longer ignored</text:p>
          </table:table-cell>
          <table:table-cell table:style-name="ce15" office:value-type="string">
            <text:p>If a keyword value was ignored during indexing because of its length (<text:span text:style-name="T4">ignore_above</text:span><text:span text:style-name="T5"> parameter was </text:span><text:span text:style-name="T5">applied), Elasticsearch doesn’t attempt to highlight it </text:span><text:span text:style-name="T5">anymore, which means no highlights are produced </text:span><text:span text:style-name="T5">for ignored values.</text:span></text:p>
          </table:table-cell>
          <table:table-cell table:number-columns-repeated="1021"/>
        </table:table-row>
        <table:table-row table:style-name="ro1">
          <table:table-cell table:number-columns-repeated="1024"/>
        </table:table-row>
        <table:table-row table:style-name="ro1">
          <table:table-cell table:style-name="ce4"/>
          <table:table-cell table:style-name="ce7" table:number-columns-repeated="2"/>
          <table:table-cell table:style-name="ce4" table:number-columns-repeated="1021"/>
        </table:table-row>
        <table:table-row table:style-name="ro1">
          <table:table-cell table:number-columns-repeated="1024"/>
        </table:table-row>
        <table:table-row table:style-name="ro5">
          <table:table-cell table:style-name="ce3" office:value-type="float" office:value="7.8">
            <text:p>7.8</text:p>
          </table:table-cell>
          <table:table-cell office:value-type="string">
            <text:p>Aggregation changes : Privilege indices: admin/create will no longer allow the auto creation of indices</text:p>
          </table:table-cell>
          <table:table-cell office:value-type="string">
            <text:p>The privilege named indices:admin/create will no longer allow the auto creation of indices. Use create_index instead.</text:p>
          </table:table-cell>
          <table:table-cell table:number-columns-repeated="1021"/>
        </table:table-row>
        <table:table-row table:style-name="ro1">
          <table:table-cell table:number-columns-repeated="1024"/>
        </table:table-row>
        <table:table-row table:style-name="ro5">
          <table:table-cell/>
          <table:table-cell office:value-type="string">
            <text:p>Aggregation changes: value_count aggregation optimization</text:p>
          </table:table-cell>
          <table:table-cell office:value-type="string">
            <text:p>Scripts used in value_count will now receive a number if they are counting a numeric field and a GeoPoint if they are counting a geo_point fields. They used to always receive the String representation of those values.</text:p>
          </table:table-cell>
          <table:table-cell table:number-columns-repeated="1021"/>
        </table:table-row>
        <table:table-row table:style-name="ro1">
          <table:table-cell table:number-columns-repeated="1024"/>
        </table:table-row>
        <table:table-row table:style-name="ro6">
          <table:table-cell/>
          <table:table-cell office:value-type="string">
            <text:p>Mapping changes : the enabled mapping parameter cannot be changed for a root mapping</text:p>
          </table:table-cell>
          <table:table-cell table:number-columns-repeated="1022"/>
        </table:table-row>
        <table:table-row table:style-name="ro1">
          <table:table-cell table:number-columns-repeated="1024"/>
        </table:table-row>
        <table:table-row table:style-name="ro6">
          <table:table-cell/>
          <table:table-cell office:value-type="string">
            <text:p>mapping changes : include_in_parent and include_in_root</text:p>
          </table:table-cell>
          <table:table-cell office:value-type="string">
            <text:p>include_in_parent and include_in_root mapping parameters cannot be changed for nested fields.</text:p>
          </table:table-cell>
          <table:table-cell table:number-columns-repeated="1021"/>
        </table:table-row>
        <table:table-row table:style-name="ro1">
          <table:table-cell table:number-columns-repeated="1024"/>
        </table:table-row>
        <table:table-row table:style-name="ro10">
          <table:table-cell/>
          <table:table-cell office:value-type="string">
            <text:p>the get field mapping API's local query parameter is deprecated.</text:p>
          </table:table-cell>
          <table:table-cell table:number-columns-repeated="1022"/>
        </table:table-row>
        <table:table-row table:style-name="ro1">
          <table:table-cell table:number-columns-repeated="1024"/>
        </table:table-row>
        <table:table-row table:style-name="ro6">
          <table:table-cell/>
          <table:table-cell office:value-type="string">
            <text:p>setting changes : node.local_storage is deprecated</text:p>
          </table:table-cell>
          <table:table-cell table:number-columns-repeated="1022"/>
        </table:table-row>
        <table:table-row table:style-name="ro1">
          <table:table-cell table:number-columns-repeated="1024"/>
        </table:table-row>
        <table:table-row table:style-name="ro6">
          <table:table-cell/>
          <table:table-cell office:value-type="string">
            <text:p>kibana user has been deprecated in favour of kibana_system</text:p>
          </table:table-cell>
          <table:table-cell table:number-columns-repeated="1022"/>
        </table:table-row>
        <table:table-row table:style-name="ro1">
          <table:table-cell table:number-columns-repeated="1024"/>
        </table:table-row>
        <table:table-row table:style-name="ro6">
          <table:table-cell/>
          <table:table-cell office:value-type="string">
            <text:p>kibana_user role has been deprecated in favour of the kibana_admin role.</text:p>
          </table:table-cell>
          <table:table-cell table:number-columns-repeated="1022"/>
        </table:table-row>
        <table:table-row table:style-name="ro1">
          <table:table-cell table:number-columns-repeated="1024"/>
        </table:table-row>
        <table:table-row table:style-name="ro1">
          <table:table-cell table:style-name="ce4"/>
          <table:table-cell table:style-name="ce7" table:number-columns-repeated="2"/>
          <table:table-cell table:style-name="ce4" table:number-columns-repeated="1021"/>
        </table:table-row>
        <table:table-row table:style-name="ro1">
          <table:table-cell table:number-columns-repeated="1024"/>
        </table:table-row>
        <table:table-row table:style-name="ro1">
          <table:table-cell table:style-name="ce3" office:value-type="float" office:value="7.9">
            <text:p>7.9</text:p>
          </table:table-cell>
          <table:table-cell table:number-columns-repeated="1023"/>
        </table:table-row>
        <table:table-row table:style-name="ro1" table:number-rows-repeated="104845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style:font-family-generic="moder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8000" number:language="en" number:country="IN">
      <number:number number:min-integer-digits="1"/>
    </number:number-style>
    <number:number-style style:name="N8106P0" style:volatile="true" number:language="en" number:country="IN">
      <number:number number:decimal-places="0" number:min-integer-digits="1" number:grouping="true"/>
    </number:number-style>
    <number:number-style style:name="N8106" number:language="en" number:country="IN">
      <number:text>-</number:text>
      <number:number number:decimal-places="0" number:min-integer-digits="1" number:grouping="true"/>
      <style:map style:condition="value()&gt;=0" style:apply-style-name="N8106P0"/>
    </number:number-style>
    <number:number-style style:name="N8107P0" style:volatile="true" number:language="en" number:country="IN">
      <number:number number:decimal-places="0" number:min-integer-digits="1" number:grouping="true"/>
    </number:number-style>
    <number:number-style style:name="N8107" number:language="en" number:country="IN">
      <style:text-properties fo:color="#ff0000"/>
      <number:text>-</number:text>
      <number:number number:decimal-places="0" number:min-integer-digits="1" number:grouping="true"/>
      <style:map style:condition="value()&gt;=0" style:apply-style-name="N8107P0"/>
    </number:number-style>
    <number:number-style style:name="N8108P0" style:volatile="true" number:language="en" number:country="IN">
      <number:number number:decimal-places="2" number:min-integer-digits="1" number:grouping="true"/>
    </number:number-style>
    <number:number-style style:name="N8108" number:language="en" number:country="IN">
      <number:text>-</number:text>
      <number:number number:decimal-places="2" number:min-integer-digits="1" number:grouping="true"/>
      <style:map style:condition="value()&gt;=0" style:apply-style-name="N8108P0"/>
    </number:number-style>
    <number:number-style style:name="N8109P0" style:volatile="true" number:language="en" number:country="IN">
      <number:number number:decimal-places="2" number:min-integer-digits="1" number:grouping="true"/>
    </number:number-style>
    <number:number-style style:name="N8109" number:language="en" number:country="IN">
      <style:text-properties fo:color="#ff0000"/>
      <number:text>-</number:text>
      <number:number number:decimal-places="2" number:min-integer-digits="1" number:grouping="true"/>
      <style:map style:condition="value()&gt;=0" style:apply-style-name="N8109P0"/>
    </number:number-style>
    <number:number-style style:name="N8110P0" style:volatile="true" number:language="en" number:country="IN">
      <number:text> </number:text>
      <number:number number:decimal-places="0" number:min-integer-digits="1" number:grouping="true"/>
      <number:text> </number:text>
    </number:number-style>
    <number:number-style style:name="N8110P1" style:volatile="true" number:language="en" number:country="IN">
      <number:text>-</number:text>
      <number:number number:decimal-places="0" number:min-integer-digits="1" number:grouping="true"/>
      <number:text> </number:text>
    </number:number-style>
    <number:number-style style:name="N8110P2" style:volatile="true" number:language="en" number:country="IN">
      <number:text> - </number:text>
    </number:number-style>
    <number:text-style style:name="N8110" number:language="en" number:country="IN">
      <number:text> </number:text>
      <number:text-content/>
      <number:text> </number:text>
      <style:map style:condition="value()&gt;0" style:apply-style-name="N8110P0"/>
      <style:map style:condition="value()&lt;0" style:apply-style-name="N8110P1"/>
      <style:map style:condition="value()=0" style:apply-style-name="N8110P2"/>
    </number:text-style>
    <number:number-style style:name="N8111P0" style:volatile="true" number:language="en" number:country="IN">
      <number:text> </number:text>
      <number:number number:decimal-places="2" number:min-integer-digits="1" number:grouping="true"/>
      <number:text> </number:text>
    </number:number-style>
    <number:number-style style:name="N8111P1" style:volatile="true" number:language="en" number:country="IN">
      <number:text>-</number:text>
      <number:number number:decimal-places="2" number:min-integer-digits="1" number:grouping="true"/>
      <number:text> </number:text>
    </number:number-style>
    <number:number-style style:name="N8111P2" style:volatile="true" number:language="en" number:country="IN">
      <number:text> -</number:text>
      <number:number number:decimal-places="0" number:min-integer-digits="0"/>
      <number:text> </number:text>
    </number:number-style>
    <number:text-style style:name="N8111" number:language="en" number:country="IN">
      <number:text> </number:text>
      <number:text-content/>
      <number:text> </number:text>
      <style:map style:condition="value()&gt;0" style:apply-style-name="N8111P0"/>
      <style:map style:condition="value()&lt;0" style:apply-style-name="N8111P1"/>
      <style:map style:condition="value()=0" style:apply-style-name="N8111P2"/>
    </number:text-style>
    <number:time-style style:name="N8112" number:language="en" number:country="IN">
      <number:minutes number:style="long"/>
      <number:text>:</number:text>
      <number:seconds number:style="long"/>
    </number:time-style>
    <number:time-style style:name="N8113" number:language="en" number:country="IN" number:truncate-on-overflow="false">
      <number:hours/>
      <number:text>:</number:text>
      <number:minutes number:style="long"/>
      <number:text>:</number:text>
      <number:seconds number:style="long"/>
    </number:time-style>
    <number:time-style style:name="N8114" number:language="en" number:country="IN">
      <number:minutes number:style="long"/>
      <number:text>:</number:text>
      <number:seconds number:style="long" number:decimal-places="1"/>
    </number:time-style>
    <number:number-style style:name="N8115" number:language="en" number:country="IN">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1-22">22/11/2020</text:date>, <text:time>00:15:23</text:time></text:p>
        </style:region-right>
      </style:header>
      <style:header-left style:display="false"/>
      <style:footer>
        <text:p>Page <text:page-number>1</text:page-number> / <text:page-count>99</text:page-count></text:p>
      </style:footer>
      <style:footer-left style:display="false"/>
    </style:master-page>
    <style:master-page style:name="PageStyle_5f_Elasticsearch_20_7.0" style:display-name="PageStyle_Elasticsearch 7.0" style:page-layout-name="Mpm3">
      <style:header style:display="false"/>
      <style:header-left style:display="false"/>
      <style:footer style:display="false"/>
      <style:footer-left style:display="false"/>
    </style:master-page>
    <style:master-page style:name="PageStyle_5f_Elasticsearch_20_7.1_20_-_20_7.9" style:display-name="PageStyle_Elasticsearch 7.1 - 7.9"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134" meta:object-count="0"/>
    <meta:generator>OpenOffice/4.1.8$Win32 OpenOffice.org_project/418m3$Build-9803</meta:generator>
  </office:meta>
</office:document-meta>
</file>